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096d4"/>
    </style:style>
    <style:style style:name="gr2" style:family="graphic" style:parent-style-name="standard">
      <style:graphic-properties svg:stroke-width="0.002cm" svg:stroke-color="#aae6ff" draw:fill="none" draw:fill-color="#ffffff" fo:padding-top="-0.049cm" fo:padding-bottom="-0.049cm" fo:padding-left="-0.049cm" fo:padding-right="-0.049cm"/>
    </style:style>
    <style:style style:name="gr3" style:family="graphic" style:parent-style-name="standard">
      <style:graphic-properties draw:stroke="none" svg:stroke-width="0.002cm" draw:fill-color="#005a80"/>
    </style:style>
    <style:style style:name="gr4" style:family="graphic" style:parent-style-name="standard">
      <style:graphic-properties draw:stroke="none" svg:stroke-width="0.002cm" draw:fill-color="#ffffff"/>
    </style:style>
  </office:automatic-styles>
  <office:body>
    <office:drawing>
      <draw:page draw:name="page1" draw:style-name="dp1" draw:master-page-name="Default">
        <draw:g>
          <draw:glue-point draw:id="4" svg:x="0.323cm" svg:y="-5cm"/>
          <draw:glue-point draw:id="5" svg:x="-5cm" svg:y="5cm"/>
          <draw:glue-point draw:id="6" svg:x="3.873cm" svg:y="5cm"/>
          <draw:glue-point draw:id="7" svg:x="-0.563cm" svg:y="5cm"/>
          <draw:glue-point draw:id="8" svg:x="5cm" svg:y="3.692cm"/>
          <draw:glue-point draw:id="9" svg:x="0.727cm" svg:y="2.738cm"/>
          <draw:polygon draw:style-name="gr1" draw:layer="layout" svg:width="2.066cm" svg:height="1.739cm" svg:x="0cm" svg:y="0.261cm" svg:viewBox="0 0 2067 1740" draw:points="2067,1740 977,0 0,1740">
            <text:p/>
          </draw:polygon>
          <draw:path draw:style-name="gr2" draw:layer="layout" svg:width="2.06cm" svg:height="1.739cm" svg:x="0.006cm" svg:y="0.261cm" svg:viewBox="0 0 2061 1740" svg:d="m2061 1740-1090-1740-971 1729zm0 11h2061zm0 0z">
            <text:p/>
          </draw:path>
          <draw:polygon draw:style-name="gr3" draw:layer="layout" svg:width="1.351cm" svg:height="1.981cm" svg:x="0.977cm" svg:y="0cm" svg:viewBox="0 0 1352 1982" draw:points="0,261 262,0 1352,1739 1089,1982">
            <text:p/>
          </draw:polygon>
          <draw:polygon draw:style-name="gr2" draw:layer="layout" svg:width="1.351cm" svg:height="1.981cm" svg:x="0.977cm" svg:y="0cm" svg:viewBox="0 0 1352 1982" draw:points="0,261 262,0 1352,1739 1089,1982">
            <text:p/>
          </draw:polygon>
          <draw:polygon draw:style-name="gr4" draw:layer="layout" svg:width="0.319cm" svg:height="0.298cm" svg:x="0.826cm" svg:y="0.636cm" svg:viewBox="0 0 320 299" draw:points="320,148 320,141 318,134 318,126 316,119 314,111 312,104 309,96 306,90 303,83 299,77 295,69 291,63 285,58 281,52 275,46 270,40 263,36 258,31 251,26 244,22 237,18 230,15 222,12 215,9 208,7 200,4 191,3 183,1 176,0 168,0 160,0 152,0 143,0 135,1 128,3 120,4 112,7 104,9 97,12 89,15 81,18 75,22 68,26 62,31 56,36 49,40 44,46 38,52 33,58 29,63 24,69 20,77 16,83 12,90 10,96 7,104 5,111 3,119 1,126 1,134 0,141 0,148 0,157 1,164 1,172 3,179 5,186 7,194 10,201 12,208 16,215 20,221 24,228 29,234 33,240 38,246 44,252 49,257 56,262 62,267 68,272 75,275 81,280 89,283 97,286 104,289 112,291 120,293 128,295 135,297 143,298 152,299 160,299 168,299 176,298 183,297 191,295 200,293 208,291 215,289 222,286 230,283 237,280 244,275 251,272 258,267 263,262 270,257 275,252 281,246 285,240 291,234 295,228 299,221 303,215 306,208 309,201 312,194 314,186 316,179 318,172 318,164 320,157">
            <text:p/>
          </draw:polygon>
          <draw:polygon draw:style-name="gr4" draw:layer="layout" svg:width="0.3cm" svg:height="0.318cm" svg:x="1.238cm" svg:y="1.569cm" svg:viewBox="0 0 301 319" draw:points="301,159 301,151 300,143 299,135 297,127 295,119 293,111 291,104 288,96 284,88 282,81 277,74 273,68 269,61 264,55 259,49 253,44 248,38 242,33 236,28 229,24 223,20 216,16 209,12 202,10 195,7 188,5 180,3 173,1 165,1 157,0 150,0 143,0 134,1 127,1 120,3 112,5 105,7 98,10 91,12 84,16 77,20 71,24 64,28 58,33 52,38 47,44 41,49 36,55 31,61 27,68 23,74 18,81 15,88 12,96 9,104 7,111 5,119 3,127 1,135 0,143 0,151 0,159 0,167 0,175 1,183 3,191 5,199 7,207 9,214 12,222 15,229 18,237 23,244 27,250 31,256 36,263 41,269 47,274 52,280 58,285 64,290 71,295 77,298 84,302 91,305 98,308 105,311 112,313 120,315 127,317 134,317 143,319 150,319 157,319 165,317 173,317 180,315 188,313 195,311 202,308 209,305 216,302 223,298 229,295 236,290 242,285 248,280 253,274 259,269 264,263 269,256 273,250 277,244 282,237 284,229 288,222 291,214 293,207 295,199 297,191 299,183 300,175 301,167">
            <text:p/>
          </draw:polygon>
          <draw:polygon draw:style-name="gr4" draw:layer="layout" svg:width="0.299cm" svg:height="0.318cm" svg:x="0.432cm" svg:y="1.569cm" svg:viewBox="0 0 300 319" draw:points="300,159 300,151 300,143 298,135 297,127 295,119 293,111 291,104 288,96 284,88 281,81 277,74 273,68 268,61 264,55 259,49 253,44 247,38 242,33 236,28 229,24 222,20 216,16 209,12 202,10 195,7 187,5 180,3 173,1 165,1 157,0 150,0 142,0 135,1 127,1 119,3 113,5 105,7 97,10 90,12 83,16 77,20 70,24 63,28 58,33 52,38 46,44 40,49 36,55 31,61 26,68 23,74 18,81 15,88 12,96 9,104 7,111 5,119 3,127 1,135 0,143 0,151 0,159 0,167 0,175 1,183 3,191 5,199 7,207 9,214 12,222 15,229 18,237 23,244 26,250 31,256 36,263 40,269 46,274 52,280 58,285 63,290 70,295 77,298 83,302 90,305 97,308 105,311 113,313 119,315 127,317 135,317 142,319 150,319 157,319 165,317 173,317 180,315 187,313 195,311 202,308 209,305 216,302 222,298 229,295 236,290 242,285 247,280 253,274 259,269 264,263 268,256 273,250 277,244 281,237 284,229 288,222 291,214 293,207 295,199 297,191 298,183 300,175 300,167">
            <text:p/>
          </draw:polygon>
          <draw:polygon draw:style-name="gr4" draw:layer="layout" svg:width="0.319cm" svg:height="0.299cm" svg:x="0.826cm" svg:y="1.177cm" svg:viewBox="0 0 320 300" draw:points="320,150 320,142 318,134 318,126 316,119 314,112 312,105 309,97 306,91 303,84 299,76 295,70 291,64 285,58 281,51 275,46 270,41 263,36 258,31 251,27 244,23 237,18 230,15 222,12 215,9 208,7 200,5 191,3 183,1 176,0 168,0 160,0 152,0 143,0 135,1 128,3 120,5 112,7 104,9 97,12 89,15 81,18 75,23 68,27 62,31 56,36 49,41 44,46 38,51 33,58 29,64 24,70 20,76 16,84 12,91 10,97 7,105 5,112 3,119 1,126 1,134 0,142 0,150 0,157 1,165 1,173 3,180 5,187 7,194 10,202 12,209 16,215 20,222 24,229 29,235 33,241 38,247 44,253 49,258 56,263 62,268 68,272 75,277 81,281 89,284 97,287 104,290 112,293 120,295 128,296 135,298 143,299 152,300 160,300 168,300 176,299 183,298 191,296 200,295 208,293 215,290 222,287 230,284 237,281 244,277 251,272 258,268 263,263 270,258 275,253 281,247 285,241 291,235 295,229 299,222 303,215 306,209 309,202 312,194 314,187 316,180 318,173 318,165 320,157">
            <text:p/>
          </draw:polygon>
          <draw:polygon draw:style-name="gr4" draw:layer="layout" svg:width="0.075cm" svg:height="0.486cm" svg:x="0.939cm" svg:y="0.766cm" svg:viewBox="0 0 76 487" draw:points="0,0 0,487 76,487 76,0">
            <text:p/>
          </draw:polygon>
          <draw:polygon draw:style-name="gr4" draw:layer="layout" svg:width="0.393cm" svg:height="0.411cm" svg:x="0.977cm" svg:y="1.327cm" svg:viewBox="0 0 394 412" draw:points="0,56 337,412 394,355 56,0">
            <text:p/>
          </draw:polygon>
          <draw:polygon draw:style-name="gr4" draw:layer="layout" svg:width="0.394cm" svg:height="0.411cm" svg:x="0.563cm" svg:y="1.327cm" svg:viewBox="0 0 395 412" draw:points="56,412 395,56 338,0 0,355">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Directory Server</dc:title>
    <meta:creation-date>2011-02-07T16:43:18</meta:creation-date>
    <meta:editing-duration>P0D</meta:editing-duration>
    <meta:editing-cycles>1</meta:editing-cycles>
    <meta:document-statistic meta:object-count="12"/>
    <meta:generator>OpenOffice.org/3.3$Linux OpenOffice.org_project/330m20$Build-9567</meta:generator>
  </office:meta>
</office:document-meta>
</file>